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B000014CF0000295743E9EE1B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Regular" style:font-pitch="variable"/>
    <style:font-face style:name="Wingdings1" svg:font-family="Wingdings" style:font-adornments="Regular" style:font-pitch="variable"/>
    <style:font-face style:name="Courier New1" svg:font-family="'Courier New'" style:font-adornments="Regular" style:font-family-generic="modern" style:font-pitch="variable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2" svg:font-family="'Courier New'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Num17"/>
    <style:style style:name="P3" style:family="paragraph" style:parent-style-name="Standard">
      <style:text-properties officeooo:paragraph-rsid="001307fc"/>
    </style:style>
    <style:style style:name="P4" style:family="paragraph" style:parent-style-name="Standard">
      <style:text-properties officeooo:rsid="0013e6fc" officeooo:paragraph-rsid="00158fcc"/>
    </style:style>
    <style:style style:name="P5" style:family="paragraph" style:parent-style-name="Standard">
      <style:text-properties style:text-underline-style="solid" style:text-underline-width="auto" style:text-underline-color="font-color" officeooo:rsid="00158fcc" officeooo:paragraph-rsid="00158fcc"/>
    </style:style>
    <style:style style:name="P6" style:family="paragraph" style:parent-style-name="Standard">
      <style:text-properties style:text-underline-style="solid" style:text-underline-width="auto" style:text-underline-color="font-color" officeooo:rsid="0016b83f" officeooo:paragraph-rsid="0016b83f"/>
    </style:style>
    <style:style style:name="P7" style:family="paragraph" style:parent-style-name="Standard">
      <style:text-properties style:text-underline-style="solid" style:text-underline-width="auto" style:text-underline-color="font-color" officeooo:rsid="00181941" officeooo:paragraph-rsid="00181941"/>
    </style:style>
    <style:style style:name="P8" style:family="paragraph" style:parent-style-name="Standard">
      <style:paragraph-properties fo:margin-top="0in" fo:margin-bottom="0in" style:contextual-spacing="false" fo:text-align="end" style:justify-single-word="false"/>
    </style:style>
    <style:style style:name="P9" style:family="paragraph" style:parent-style-name="Standard">
      <style:paragraph-properties fo:margin-top="0in" fo:margin-bottom="0in" style:contextual-spacing="false"/>
      <style:text-properties style:font-name="Calibri" style:font-name-complex="Calibri1"/>
    </style:style>
    <style:style style:name="P10" style:family="paragraph" style:parent-style-name="Standard">
      <style:paragraph-properties fo:margin-top="0in" fo:margin-bottom="0in" style:contextual-spacing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11" style:family="paragraph" style:parent-style-name="Standard">
      <style:paragraph-properties fo:margin-top="0in" fo:margin-bottom="0in" style:contextual-spacing="false" fo:line-height="150%"/>
      <style:text-properties style:font-name="Calibri" fo:font-size="14.5pt" fo:font-weight="bold" style:font-size-asian="14.5pt" style:font-weight-asian="bold" style:font-name-complex="Calibri1" style:font-size-complex="14.5pt"/>
    </style:style>
    <style:style style:name="P12" style:family="paragraph" style:parent-style-name="Standard" style:list-style-name="">
      <style:paragraph-properties fo:margin-top="0in" fo:margin-bottom="0in" style:contextual-spacing="false" fo:line-height="150%" fo:text-align="center" style:justify-single-word="false"/>
    </style:style>
    <style:style style:name="P13" style:family="paragraph" style:parent-style-name="Standard" style:list-style-name="">
      <style:paragraph-properties fo:margin-top="0in" fo:margin-bottom="0in" style:contextual-spacing="false" fo:line-height="150%"/>
    </style:style>
    <style:style style:name="P14" style:family="paragraph" style:parent-style-name="Standard" style:list-style-name="">
      <style:paragraph-properties fo:margin-top="0in" fo:margin-bottom="0in" style:contextual-spacing="false" fo:line-height="150%"/>
      <style:text-properties officeooo:paragraph-rsid="001aceca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 fo:line-height="100%" fo:padding-left="0in" fo:padding-right="0.0555in" fo:padding-top="0.0138in" fo:padding-bottom="0.0138in" fo:border="0.51pt solid #00000a"/>
    </style:style>
    <style:style style:name="P17" style:family="paragraph" style:parent-style-name="Standard">
      <style:paragraph-properties fo:margin-top="0in" fo:margin-bottom="0in" style:contextual-spacing="false" fo:line-height="100%" fo:padding-left="0in" fo:padding-right="0.0555in" fo:padding-top="0.0138in" fo:padding-bottom="0.0138in" fo:border="0.51pt solid #00000a"/>
      <style:text-properties style:font-name="Calibri" style:font-name-complex="Calibri1"/>
    </style:style>
    <style:style style:name="P18" style:family="paragraph" style:parent-style-name="Standard" style:list-style-name="" style:master-page-name="Standard">
      <style:paragraph-properties fo:margin-top="0in" fo:margin-bottom="0in" style:contextual-spacing="false" fo:text-align="end" style:justify-single-word="false" style:page-number="auto"/>
    </style:style>
    <style:style style:name="P19" style:family="paragraph" style:parent-style-name="Standard" style:list-style-name="">
      <style:paragraph-properties fo:margin-top="0in" fo:margin-bottom="0in" style:contextual-spacing="false" fo:line-height="150%" fo:break-before="page"/>
      <style:text-properties officeooo:paragraph-rsid="001aceca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indent="0.5in" style:auto-text-indent="false" fo:padding-left="0in" fo:padding-right="0.0555in" fo:padding-top="0.0138in" fo:padding-bottom="0.0138in" fo:border="0.51pt solid #00000a"/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List_20_Paragraph" style:list-style-name="WWNum15"/>
    <style:style style:name="P23" style:family="paragraph" style:parent-style-name="List_20_Paragraph">
      <style:text-properties style:font-name="Calibri" style:font-name-complex="Calibri1"/>
    </style:style>
    <style:style style:name="T1" style:family="text">
      <style:text-properties style:font-name="Calibri" style:font-name-asian="Cambria" style:font-name-complex="Calibri1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fo:language="en" fo:country="GB" style:font-name-complex="Calibri1"/>
    </style:style>
    <style:style style:name="T4" style:family="text">
      <style:text-properties style:font-name="Calibri" fo:language="en" fo:country="GB" style:font-name-asian="Cambria" style:font-name-complex="Calibri1"/>
    </style:style>
    <style:style style:name="T5" style:family="text">
      <style:text-properties style:font-name="Calibri" fo:font-size="14.5pt" style:font-name-asian="Cambria" style:font-size-asian="14.5pt" style:font-name-complex="Calibri1" style:font-size-complex="14.5pt"/>
    </style:style>
    <style:style style:name="T6" style:family="text">
      <style:text-properties style:font-name="Calibri" fo:font-size="14.5pt" style:font-size-asian="14.5pt" style:font-name-complex="Calibri1" style:font-size-complex="14.5pt"/>
    </style:style>
    <style:style style:name="T7" style:family="text">
      <style:text-properties style:font-name="Calibri" fo:font-size="14.5pt" fo:font-weight="bold" style:font-size-asian="14.5pt" style:font-weight-asian="bold" style:font-name-complex="Calibri1" style:font-size-complex="14.5pt"/>
    </style:style>
    <style:style style:name="T8" style:family="text">
      <style:text-properties style:font-name="Calibri" fo:font-size="14.5pt" fo:font-weight="bold" style:font-name-asian="Cambria" style:font-size-asian="14.5pt" style:font-weight-asian="bold" style:font-name-complex="Calibri1" style:font-size-complex="14.5pt"/>
    </style:style>
    <style:style style:name="T9" style:family="text">
      <style:text-properties style:font-name="Calibri" fo:font-size="20.5pt" fo:font-weight="bold" style:font-name-asian="Cambria" style:font-size-asian="20.5pt" style:font-weight-asian="bold" style:font-name-complex="Calibri1" style:font-size-complex="20.5pt"/>
    </style:style>
    <style:style style:name="T10" style:family="text"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T11" style:family="text">
      <style:text-properties style:font-name="Calibri" fo:language="es" fo:country="ES" style:font-name-complex="Calibri1"/>
    </style:style>
    <style:style style:name="T12" style:family="text">
      <style:text-properties style:font-name="Calibri" fo:font-weight="bold" style:font-weight-asian="bold" style:font-name-complex="Calibri1"/>
    </style:style>
    <style:style style:name="T13" style:family="text">
      <style:text-properties style:text-position="super 58%" style:font-name="Calibri" fo:language="en" fo:country="GB" style:font-name-complex="Calibri1"/>
    </style:style>
    <style:style style:name="T14" style:family="text">
      <style:text-properties fo:color="#00000a" style:font-name="Calibri" style:text-underline-style="none" style:font-name-complex="Calibri1"/>
    </style:style>
    <style:style style:name="T15" style:family="text">
      <style:text-properties officeooo:rsid="00137fee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37fee"/>
    </style:style>
    <style:style style:name="T18" style:family="text">
      <style:text-properties style:text-underline-style="solid" style:text-underline-width="auto" style:text-underline-color="font-color" officeooo:rsid="00158fcc"/>
    </style:style>
    <style:style style:name="T19" style:family="text">
      <style:text-properties officeooo:rsid="00158fcc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7f7b5"/>
    </style:style>
    <style:style style:name="T22" style:family="text">
      <style:text-properties officeooo:rsid="0017f7b5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1"><text:s text:c="44"/></text:span><text:span text:style-name="T2">University</text:span><text:span text:style-name="T1"> </text:span><text:span text:style-name="T2">of</text:span><text:span text:style-name="T1"> </text:span><text:span text:style-name="T2">Innsbruck</text:span><draw:frame draw:style-name="fr1" draw:name="Imagen 2" text:anchor-type="char" svg:x="0.0201in" svg:y="0in" svg:width="1.0555in" svg:height="2.1028in" draw:z-index="0"><draw:image xlink:href="Pictures/2000002B000014CF0000295743E9EE1B.wmf" xlink:type="simple" xlink:show="embed" xlink:actuate="onLoad"/></draw:frame></text:h>
      <text:p text:style-name="P8"><text:span text:style-name="T1"><text:s text:c="44"/></text:span><text:span text:style-name="T2">[Student</text:span><text:span text:style-name="T1"> </text:span><text:span text:style-name="T2">Names</text:span><text:span text:style-name="T1"> </text:span><text:span text:style-name="T2">and</text:span><text:span text:style-name="T1"> </text:span><text:span text:style-name="T2">Registration</text:span><text:span text:style-name="T1"> </text:span><text:span text:style-name="T2">Numbers]</text:span></text:p>
      <text:p text:style-name="P8"><text:span text:style-name="T3">December 1</text:span><text:span text:style-name="T13">st</text:span><text:span text:style-name="T3">,</text:span><text:bookmark text:name="_GoBack"/><text:span text:style-name="T4"> </text:span><text:span text:style-name="T3">2015</text:span></text:p>
      <text:p text:style-name="P9"/>
      <text:h text:style-name="P12" text:outline-level="1"><text:span text:style-name="T5"><text:s text:c="25"/></text:span><text:span text:style-name="T6">Web</text:span><text:span text:style-name="T5"> </text:span><text:span text:style-name="T6">Services</text:span><text:span text:style-name="T5"> </text:span><text:span text:style-name="T6">PS</text:span><text:span text:style-name="T5"> </text:span><text:span text:style-name="T6">703128</text:span></text:h>
      <text:p text:style-name="P15"><text:span text:style-name="T9"><text:s text:c="18"/>REST Web Se</text:span><text:span text:style-name="T10">rvices</text:span></text:p>
      <text:p text:style-name="P10"/>
      <text:p text:style-name="P11"/>
      <text:h text:style-name="P13" text:outline-level="1"><text:span text:style-name="T7">Required</text:span><text:span text:style-name="T8"> </text:span><text:span text:style-name="T7">software:</text:span></text:h>
      <text:list xml:id="list7964610476467836910" text:style-name="WWNum15">
        <text:list-item>
          <text:p text:style-name="P22"><text:span text:style-name="T11">Java JDK: </text:span><text:a xlink:type="simple" xlink:href="http://www.oracle.com/technetwork/java/javase/downloads/index.html">http://www.oracle.com/technetwork/java/javase/downloads/</text:a></text:p>
        </text:list-item>
        <text:list-item>
          <text:p text:style-name="P22"><text:span text:style-name="T2">Eclipse: </text:span><text:a xlink:type="simple" xlink:href="http://www.eclipse.org/downloads/"><text:span text:style-name="T2">http://www.eclipse.org/downloads/</text:span></text:a></text:p>
        </text:list-item>
        <text:list-item>
          <text:p text:style-name="P22"><text:span text:style-name="T2">Eclipse WTP: </text:span><text:a xlink:type="simple" xlink:href="http://www.eclipse.org/webtools/"><text:span text:style-name="T2">http://www.eclipse.org/webtools/</text:span></text:a></text:p>
        </text:list-item>
        <text:list-item>
          <text:p text:style-name="P22"><text:span text:style-name="T2">CXF Framework: </text:span><text:a xlink:type="simple" xlink:href="http://cxf.apache.org/"><text:span text:style-name="T2">http://cxf.apache.org/</text:span></text:a></text:p>
        </text:list-item>
      </text:list>
      <text:p text:style-name="P23"/>
      <text:h text:style-name="P13" text:outline-level="1"><text:span text:style-name="T7">Exercise</text:span><text:span text:style-name="T8"> </text:span><text:span text:style-name="T7">1</text:span><text:span text:style-name="T8"> – REST Web Services design </text:span></text:h>
      <text:p text:style-name="P1"><text:span text:style-name="T2">Consider the Remote Printer interface shown below. Redesign the interface applying REST principles. Define the URI hierarchy that you consider appropriate to cover the operations of the interface. </text:span></text:p>
      <text:p text:style-name="P16"><text:span text:style-name="T2">public interface RemotePrinter {</text:span></text:p>
      <text:p text:style-name="P20"><text:span text:style-name="T2">/**</text:span></text:p>
      <text:p text:style-name="P20"><text:span text:style-name="T2"><text:s/>* Submit a new print job.</text:span></text:p>
      <text:p text:style-name="P20"><text:span text:style-name="T2"><text:s/>* </text:span></text:p>
      <text:p text:style-name="P20"><text:span text:style-name="T2">* @param text the text to be printed</text:span></text:p>
      <text:p text:style-name="P20"><text:span text:style-name="T2">* @return the id of the print job.</text:span></text:p>
      <text:p text:style-name="P20"><text:span text:style-name="T2"><text:s/>*/</text:span></text:p>
      <text:p text:style-name="P20"><text:span text:style-name="T12">public int submitJob(String text);</text:span></text:p>
      <text:p text:style-name="P16"><text:span text:style-name="T2"><text:s text:c="4"/></text:span></text:p>
      <text:p text:style-name="P20"><text:span text:style-name="T2">/**</text:span></text:p>
      <text:p text:style-name="P20"><text:span text:style-name="T2"><text:s/>* Check the job's completion status.</text:span></text:p>
      <text:p text:style-name="P20"><text:span text:style-name="T2">* </text:span></text:p>
      <text:p text:style-name="P20"><text:span text:style-name="T2">* @param id the job id</text:span></text:p>
      <text:p text:style-name="P20"><text:span text:style-name="T2">* @return &lt;code&gt;true&lt;/code&gt; if the job is complete and </text:span></text:p>
      <text:p text:style-name="P20"><text:span text:style-name="T2">* &lt;code&gt;false&lt;/code&gt; otherwise.</text:span></text:p>
      <text:p text:style-name="P20"><text:span text:style-name="T2">* </text:span></text:p>
      <text:p text:style-name="P20"><text:span text:style-name="T2">* @throws RemoteException if a remote exception occurs</text:span></text:p>
      <text:p text:style-name="P20"><text:span text:style-name="T2">*/</text:span></text:p>
      <text:p text:style-name="P20"><text:span text:style-name="T12">public boolean isComplete(int id);</text:span></text:p>
      <text:p text:style-name="P17"><text:soft-page-break/></text:p>
      <text:p text:style-name="P20"><text:span text:style-name="T2">/**</text:span></text:p>
      <text:p text:style-name="P20"><text:span text:style-name="T2">* Queries the printer status.</text:span></text:p>
      <text:p text:style-name="P20"><text:span text:style-name="T2">* @return printer status in a human readable form. </text:span></text:p>
      <text:p text:style-name="P20"><text:span text:style-name="T2">* @throws RemoteException if a remote exception occurs</text:span></text:p>
      <text:p text:style-name="P20"><text:span text:style-name="T2">*/</text:span></text:p>
      <text:p text:style-name="P20"><text:span text:style-name="T12">public String getPrinterStatus();</text:span></text:p>
      <text:p text:style-name="P16"><text:span text:style-name="T2">}</text:span></text:p>
      <text:p text:style-name="P3"/>
      <text:p text:style-name="P3"><text:span text:style-name="T17">Submit a new print job:</text:span><text:span text:style-name="T15"><text:line-break/>POST /printer/jobs HTTP/1.1<text:line-break/>Host: myserver<text:line-break/>Content-Type: application/json<text:line-break/>{<text:line-break/> <text:s/>text: 'Hello World!'<text:line-break/>}</text:span></text:p>
      <text:p text:style-name="P4"><text:span text:style-name="T16">Response example:</text:span><text:line-break/>{<text:line-break/> <text:s/>id: 1<text:line-break/>}</text:p>
      <text:p text:style-name="P4"><text:span text:style-name="T18">Check the job's completion status:</text:span><text:span text:style-name="T19"><text:line-break/>GET /printer/jobs/1 HTTP/1.1<text:line-break/>Host: myserver</text:span></text:p>
      <text:p text:style-name="P5">Response example:<text:line-break/><text:span text:style-name="T20">{<text:line-break/> <text:s/>complete: true<text:line-break/>}</text:span></text:p>
      <text:p text:style-name="P6">Query the printer status:<text:line-break/><text:span text:style-name="T20">GET /printer HTTP/1.1<text:line-break/></text:span><text:span text:style-name="T21">Host: myserver</text:span></text:p>
      <text:p text:style-name="P7"><text:span text:style-name="T22">R</text:span>esponse example:<text:span text:style-name="T20"><text:line-break/>{<text:line-break/> <text:s/>status: 'Printer is ready!'<text:line-break/>}</text:span></text:p>
      <text:h text:style-name="P14" text:outline-level="1"/>
      <text:h text:style-name="P19" text:outline-level="1"><text:span text:style-name="T7">Exercise</text:span><text:span text:style-name="T8"> 2 – REST Web Services implementation CXF </text:span></text:h>
      <text:p text:style-name="P1"><text:span text:style-name="T2">Implement the Printer REST Web Service based on JAX-RS and the CXF framework. </text:span></text:p>
      <text:p text:style-name="Standard"/>
      <text:h text:style-name="P13" text:outline-level="1"><text:span text:style-name="T7">Exercise 3 – Common Mistakes in REST</text:span></text:h>
      <text:p text:style-name="Standard"><text:span text:style-name="T2">Justify in your design/implementation of the RemotePrinter interface how you avoided the following common REST mistakes:</text:span></text:p>
      <text:list xml:id="list8332186025595088968" text:style-name="WWNum17">
        <text:list-item>
          <text:p text:style-name="P2"><text:span text:style-name="T3">Tunneling everything through GET</text:span></text:p>
        </text:list-item>
        <text:list-item>
          <text:p text:style-name="P2"><text:span text:style-name="T2">Ignoring MIME types</text:span></text:p>
        </text:list-item>
      </text:list>
      <text:p text:style-name="Standard"><text:span text:style-name="T2">How would you add support for JSON response types? Modify your implementation to support both JSON and XML as data encoding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adornments="Regular" style:font-pitch="variable"/>
    <style:font-face style:name="Wingdings1" svg:font-family="Wingdings" style:font-adornments="Regular" style:font-pitch="variable"/>
    <style:font-face style:name="Courier New1" svg:font-family="'Courier New'" style:font-adornments="Regular" style:font-family-generic="modern" style:font-pitch="variable"/>
    <style:font-face style:name="Arial1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2" svg:font-family="'Courier New'" style:font-family-generic="system" style:font-pitch="variable"/>
    <style:font-face style:name="Lohit Hindi" svg:font-family="'Lohit Hind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2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Lista_20_vistosa_20_-_20_Énfasis_20_11" style:display-name="Lista vistosa - Énfasis 11" style:family="paragraph" style:parent-style-name="Standard" style:default-outline-level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/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/>
    </style:style>
    <style:style style:name="Mapa_20_del_20_documento1" style:display-name="Mapa del documento1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WW8Num1z0" style:family="text">
      <style:text-properties style:font-name="Arial1" fo:font-family="Arial" style:font-family-generic="roman" style:font-pitch="variable" style:font-name-complex="Arial3" style:font-family-complex="Arial" style:font-family-generic-complex="system" style:font-pitch-complex="variable"/>
    </style:style>
    <style:style style:name="WW8Num2z0" style:family="text">
      <style:text-properties style:font-name="ArialMT" fo:font-family="ArialMT" style:font-family-generic="roman" style:font-pitch="variable" style:font-name-asian="Calibri1" style:font-family-asian="Calibri" style:font-family-generic-asian="system" style:font-pitch-asian="variable" style:font-name-complex="ArialMT1" style:font-family-complex="ArialMT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z0" style:family="text">
      <style:text-properties style:font-name="Arial1" fo:font-family="Arial" style:font-family-generic="roman" style:font-pitch="variable" style:font-name-complex="Arial3" style:font-family-complex="Aria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Arial3" style:font-family-complex="Arial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Internet_20_link" style:display-name="Internet link" style:family="text" style:parent-style-name="Fuente_20_de_20_párrafo_20_predeter.1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pa_20_del_20_documento_20_Car" style:display-name="Mapa del documento Car" style:family="text" style:parent-style-name="Fuente_20_de_20_párrafo_20_predeter.1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o_20_de_20_globo_20_Car" style:display-name="Texto de globo Car" style:family="text" style:parent-style-name="Fuente_20_de_20_párrafo_20_predeter.1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o_20_nota_20_pie_20_Car" style:display-name="Texto nota pie Car" style:family="text" style:parent-style-name="Fuente_20_de_20_párrafo_20_predeter.1">
      <style:text-properties fo:language="en" fo:country="US"/>
    </style:style>
    <style:style style:name="Footnote_20_Symbol" style:display-name="Footnote Symbol" style:family="text" style:parent-style-name="Fuente_20_de_20_párrafo_20_predeter.1">
      <style:text-properties style:text-position="super 58%"/>
    </style:style>
    <style:style style:name="footnote_20_reference" style:display-name="footnote reference" style:family="text">
      <style:text-properties style:text-position="super 58%"/>
    </style:style>
    <style:style style:name="endnote_20_reference" style:display-name="endnote reference" style:family="text">
      <style:text-properties style:text-position="super 58%"/>
    </style:style>
    <style:style style:name="Endnote_20_Symbol" style:display-name="Endnote Symbol" style:family="text"/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Wingdings2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.3083in" fo:margin-left="1in" fo:margin-right="1in" fo:background-color="#ffffff" style:writing-mode="lr-tb" style:layout-grid-color="#c0c0c0" style:layout-grid-lines="3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editing-cycles>24</meta:editing-cycles>
    <meta:print-date>2012-04-13T08:17:00</meta:print-date>
    <meta:creation-date>2012-05-14T08:07:00</meta:creation-date>
    <dc:date>2016-01-03T17:37:14.771296000</dc:date>
    <meta:editing-duration>P1DT4H2M44S</meta:editing-duration>
    <meta:generator>LibreOffice/4.2.8.2$MacOSX_x86 LibreOffice_project/48d50dbfc06349262c9d50868e5c1f630a573ebd</meta:generator>
    <meta:document-statistic meta:table-count="0" meta:image-count="1" meta:object-count="0" meta:page-count="3" meta:paragraph-count="52" meta:word-count="299" meta:character-count="2132" meta:non-whitespace-character-count="1731"/>
    <meta:user-defined meta:name="AppVersion">15.0000</meta:user-defined>
    <meta:user-defined meta:name="Company">Deusto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